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6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7.51mm"/>
    </style:style>
    <style:style style:name="co7" style:family="table-column">
      <style:table-column-properties fo:break-before="auto" style:column-width="90.58mm"/>
    </style:style>
    <style:style style:name="co8" style:family="table-column">
      <style:table-column-properties fo:break-before="auto" style:column-width="22.98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5.77mm"/>
    </style:style>
    <style:style style:name="co11" style:family="table-column">
      <style:table-column-properties fo:break-before="auto" style:column-width="30.53mm"/>
    </style:style>
    <style:style style:name="co12" style:family="table-column">
      <style:table-column-properties fo:break-before="auto" style:column-width="39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1stMerge-MergeDevice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1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1stMerge-MergeDevice5_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2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3" table:number-columns-repeated="2"/>
        </table:table-row>
      </table:table>
      <table:table table:name="1stMerge-MergeDevice5_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3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</table:table>
      <table:table table:name="1stMerge-MergeDevice5_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4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1stMerge-MergeDevice5_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5</text:p>
          </table:table-cell>
        </table:table-row>
      </table:table>
      <table:table table:name="1stMerge-MergeDevice5_JaMuz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JaMuz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3:46:36.274503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3:49:28.496064320</dc:date>
    <dc:creator>Raphael </dc:creator>
    <meta:editing-duration>PT32M46S</meta:editing-duration>
    <meta:editing-cycles>11</meta:editing-cycles>
    <meta:generator>LibreOffice/6.0.6.2$Linux_X86_64 LibreOffice_project/00m0$Build-2</meta:generator>
    <meta:document-statistic meta:table-count="6" meta:cell-count="184" meta:object-count="0"/>
  </office:meta>
</office:document-meta>
</file>